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000000373BB96BF172C0099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9.147cm" draw:z-index="0"><draw:image xlink:href="Pictures/100000010000031000000373BB96BF172C0099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8:32:30.092312373</meta:creation-date>
    <dc:date>2023-10-22T18:33:05.791687157</dc:date>
    <meta:editing-duration>PT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